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alHashCodeAndEqualsRaiseNPEInInitMocksTest.dont_raise_NullPoin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CharsetHolder.ConstructorCharsetHolder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